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93779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203493"/>
    </style:style>
    <style:style style:name="P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aadf6"/>
    </style:style>
    <style:style style:name="P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c939f"/>
    </style:style>
    <style:style style:name="P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20ec07"/>
    </style:style>
    <style:style style:name="P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863d8"/>
    </style:style>
    <style:style style:name="P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2622c0"/>
    </style:style>
    <style:style style:name="P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280df8"/>
    </style:style>
    <style:style style:name="P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officeooo:rsid="001863d8" officeooo:paragraph-rsid="001863d8"/>
    </style:style>
    <style:style style:name="P1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officeooo:rsid="00193779" officeooo:paragraph-rsid="00193779"/>
    </style:style>
    <style:style style:name="P1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officeooo:rsid="001aadf6" officeooo:paragraph-rsid="001aadf6"/>
    </style:style>
    <style:style style:name="P1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officeooo:rsid="001c939f" officeooo:paragraph-rsid="001c939f"/>
    </style:style>
    <style:style style:name="P1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officeooo:rsid="00203493" officeooo:paragraph-rsid="00203493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officeooo:rsid="0020ec07" officeooo:paragraph-rsid="0020ec07"/>
    </style:style>
    <style:style style:name="P1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officeooo:rsid="002622c0" officeooo:paragraph-rsid="002622c0"/>
    </style:style>
    <style:style style:name="P1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officeooo:rsid="00280df8" officeooo:paragraph-rsid="00280df8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1k </text:p>
      <text:p text:style-name="P6">AdaBoost Regressor_train R^2 score: 0.610</text:p>
      <text:p text:style-name="P17">AdaBoost Regressor_valid R^2 score: 0.535</text:p>
      <text:p text:style-name="P17">AdaBoost Regressor_train RMSE score: 0.180</text:p>
      <text:p text:style-name="P17">AdaBoost Regressor_valid RMSE score: 0.197</text:p>
      <text:p text:style-name="P6"/>
      <text:p text:style-name="P9"/>
      <text:p text:style-name="P9">5k</text:p>
      <text:p text:style-name="P6">AdaBoost Regressor_train R^2 score: 0.469</text:p>
      <text:p text:style-name="P17">AdaBoost Regressor_valid R^2 score: 0.464</text:p>
      <text:p text:style-name="P17">AdaBoost Regressor_train RMSE score: 0.213</text:p>
      <text:p text:style-name="P17">AdaBoost Regressor_valid RMSE score: 0.211</text:p>
      <text:p text:style-name="P6"/>
      <text:p text:style-name="P9"/>
      <text:p text:style-name="P9">10k</text:p>
      <text:p text:style-name="P6">AdaBoost Regressor_train R^2 score: 0.501</text:p>
      <text:p text:style-name="P17">AdaBoost Regressor_valid R^2 score: 0.495</text:p>
      <text:p text:style-name="P17">AdaBoost Regressor_train RMSE score: 0.205</text:p>
      <text:p text:style-name="P17">AdaBoost Regressor_valid RMSE score: 0.205</text:p>
      <text:p text:style-name="P6"/>
      <text:p text:style-name="P9"/>
      <text:p text:style-name="P9">15k</text:p>
      <text:p text:style-name="P6">AdaBoost Regressor_train R^2 score: 0.501</text:p>
      <text:p text:style-name="P17">AdaBoost Regressor_valid R^2 score: 0.492</text:p>
      <text:p text:style-name="P17">AdaBoost Regressor_train RMSE score: 0.204</text:p>
      <text:p text:style-name="P17">AdaBoost Regressor_valid RMSE score: 0.206</text:p>
      <text:p text:style-name="P6"/>
      <text:p text:style-name="P9"/>
      <text:p text:style-name="P9">20k</text:p>
      <text:p text:style-name="P6">AdaBoost Regressor_train R^2 score: 0.588</text:p>
      <text:p text:style-name="P17">AdaBoost Regressor_valid R^2 score: 0.581</text:p>
      <text:p text:style-name="P17">AdaBoost Regressor_train RMSE score: 0.186</text:p>
      <text:p text:style-name="P17">AdaBoost Regressor_valid RMSE score: 0.188</text:p>
      <text:p text:style-name="P6"/>
      <text:p text:style-name="P9"/>
      <text:p text:style-name="P9">25k</text:p>
      <text:p text:style-name="P6">AdaBoost Regressor_train R^2 score: 0.585</text:p>
      <text:p text:style-name="P17">AdaBoost Regressor_valid R^2 score: 0.582</text:p>
      <text:p text:style-name="P17">AdaBoost Regressor_train RMSE score: 0.186</text:p>
      <text:p text:style-name="P17">AdaBoost Regressor_valid RMSE score: 0.187</text:p>
      <text:p text:style-name="P6"/>
      <text:p text:style-name="P9"/>
      <text:p text:style-name="P9">30k</text:p>
      <text:p text:style-name="P6">AdaBoost Regressor_train R^2 score: 0.579</text:p>
      <text:p text:style-name="P17">AdaBoost Regressor_valid R^2 score: 0.579</text:p>
      <text:p text:style-name="P17">AdaBoost Regressor_train RMSE score: 0.188</text:p>
      <text:p text:style-name="P17">AdaBoost Regressor_valid RMSE score: 0.187</text:p>
      <text:p text:style-name="P6"/>
      <text:p text:style-name="P9"/>
      <text:p text:style-name="P9">35k</text:p>
      <text:p text:style-name="P6">AdaBoost Regressor_train R^2 score: 0.477</text:p>
      <text:p text:style-name="P17">AdaBoost Regressor_valid R^2 score: 0.471</text:p>
      <text:p text:style-name="P17">AdaBoost Regressor_train RMSE score: 0.209</text:p>
      <text:p text:style-name="P17">AdaBoost Regressor_valid RMSE score: 0.212</text:p>
      <text:p text:style-name="P6"/>
      <text:p text:style-name="P9"/>
      <text:p text:style-name="P9"><text:soft-page-break/>40k</text:p>
      <text:p text:style-name="P6">AdaBoost Regressor_train R^2 score: 0.514</text:p>
      <text:p text:style-name="P17">AdaBoost Regressor_valid R^2 score: 0.507</text:p>
      <text:p text:style-name="P17">AdaBoost Regressor_train RMSE score: 0.201</text:p>
      <text:p text:style-name="P17">AdaBoost Regressor_valid RMSE score: 0.204</text:p>
      <text:p text:style-name="P6"/>
      <text:p text:style-name="P9"/>
      <text:p text:style-name="P9">45k</text:p>
      <text:p text:style-name="P6">AdaBoost Regressor_train R^2 score: 0.576</text:p>
      <text:p text:style-name="P17">AdaBoost Regressor_valid R^2 score: 0.570</text:p>
      <text:p text:style-name="P17">AdaBoost Regressor_train RMSE score: 0.188</text:p>
      <text:p text:style-name="P17">AdaBoost Regressor_valid RMSE score: 0.191</text:p>
      <text:p text:style-name="P6"/>
      <text:p text:style-name="P9"/>
      <text:p text:style-name="P9">50k</text:p>
      <text:p text:style-name="P6">AdaBoost Regressor_train R^2 score: 0.578</text:p>
      <text:p text:style-name="P17">AdaBoost Regressor_valid R^2 score: 0.571</text:p>
      <text:p text:style-name="P17">AdaBoost Regressor_train RMSE score: 0.187</text:p>
      <text:p text:style-name="P17">AdaBoost Regressor_valid RMSE score: 0.190</text:p>
      <text:p text:style-name="P9"/>
      <text:p text:style-name="P9"/>
      <text:p text:style-name="P10">1k</text:p>
      <text:p text:style-name="P1">KNeighborsRegressor_train R^2 score: 1.000</text:p>
      <text:p text:style-name="P17">KNeighborsRegressor_valid R^2 score: 0.960</text:p>
      <text:p text:style-name="P17">KNeighborsRegressor_train RMSE score: 0.000</text:p>
      <text:p text:style-name="P17">KNeighborsRegressor_valid RMSE score: 0.058</text:p>
      <text:p text:style-name="P1"/>
      <text:p text:style-name="P10"/>
      <text:p text:style-name="P10">5k</text:p>
      <text:p text:style-name="P1">KNeighborsRegressor_train R^2 score: 1.000</text:p>
      <text:p text:style-name="P17">KNeighborsRegressor_valid R^2 score: 0.992</text:p>
      <text:p text:style-name="P17">KNeighborsRegressor_train RMSE score: 0.000</text:p>
      <text:p text:style-name="P17">KNeighborsRegressor_valid RMSE score: 0.026</text:p>
      <text:p text:style-name="P1"/>
      <text:p text:style-name="P10"/>
      <text:p text:style-name="P10">10k</text:p>
      <text:p text:style-name="P1">KNeighborsRegressor_train R^2 score: 1.000</text:p>
      <text:p text:style-name="P17">KNeighborsRegressor_valid R^2 score: 0.996</text:p>
      <text:p text:style-name="P17">KNeighborsRegressor_train RMSE score: 0.000</text:p>
      <text:p text:style-name="P17">KNeighborsRegressor_valid RMSE score: 0.019</text:p>
      <text:p text:style-name="P1"/>
      <text:p text:style-name="P10"/>
      <text:p text:style-name="P10">15k</text:p>
      <text:p text:style-name="P1">KNeighborsRegressor_train R^2 score: 1.000</text:p>
      <text:p text:style-name="P17">KNeighborsRegressor_valid R^2 score: 0.997</text:p>
      <text:p text:style-name="P17">KNeighborsRegressor_train RMSE score: 0.000</text:p>
      <text:p text:style-name="P17">KNeighborsRegressor_valid RMSE score: 0.015</text:p>
      <text:p text:style-name="P10"/>
      <text:p text:style-name="P10"/>
      <text:p text:style-name="P10">20k</text:p>
      <text:p text:style-name="P1">KNeighborsRegressor_train R^2 score: 1.000</text:p>
      <text:p text:style-name="P17">KNeighborsRegressor_valid R^2 score: 0.998</text:p>
      <text:p text:style-name="P17">KNeighborsRegressor_train RMSE score: 0.000</text:p>
      <text:p text:style-name="P17">KNeighborsRegressor_valid RMSE score: 0.013</text:p>
      <text:p text:style-name="P1"/>
      <text:p text:style-name="P10"/>
      <text:p text:style-name="P10"><text:soft-page-break/>25k</text:p>
      <text:p text:style-name="P1">KNeighborsRegressor_train R^2 score: 1.000</text:p>
      <text:p text:style-name="P17">KNeighborsRegressor_valid R^2 score: 0.998</text:p>
      <text:p text:style-name="P17">KNeighborsRegressor_train RMSE score: 0.000</text:p>
      <text:p text:style-name="P17">KNeighborsRegressor_valid RMSE score: 0.012</text:p>
      <text:p text:style-name="P1"/>
      <text:p text:style-name="P1"/>
      <text:p text:style-name="P10"/>
      <text:p text:style-name="P10">30k</text:p>
      <text:p text:style-name="P1">KNeighborsRegressor_train R^2 score: 1.000</text:p>
      <text:p text:style-name="P17">KNeighborsRegressor_valid R^2 score: 0.999</text:p>
      <text:p text:style-name="P17">KNeighborsRegressor_train RMSE score: 0.000</text:p>
      <text:p text:style-name="P17">KNeighborsRegressor_valid RMSE score: 0.011</text:p>
      <text:p text:style-name="P1"/>
      <text:p text:style-name="P10"/>
      <text:p text:style-name="P10">35k</text:p>
      <text:p text:style-name="P1">KNeighborsRegressor_train R^2 score: 1.000</text:p>
      <text:p text:style-name="P17">KNeighborsRegressor_valid R^2 score: 0.999</text:p>
      <text:p text:style-name="P17">KNeighborsRegressor_train RMSE score: 0.000</text:p>
      <text:p text:style-name="P17">KNeighborsRegressor_valid RMSE score: 0.010</text:p>
      <text:p text:style-name="P1"/>
      <text:p text:style-name="P10"/>
      <text:p text:style-name="P10">40k</text:p>
      <text:p text:style-name="P1">KNeighborsRegressor_train R^2 score: 1.000</text:p>
      <text:p text:style-name="P17">KNeighborsRegressor_valid R^2 score: 0.999</text:p>
      <text:p text:style-name="P17">KNeighborsRegressor_train RMSE score: 0.000</text:p>
      <text:p text:style-name="P17">KNeighborsRegressor_valid RMSE score: 0.010</text:p>
      <text:p text:style-name="P1"/>
      <text:p text:style-name="P10"/>
      <text:p text:style-name="P10">45k</text:p>
      <text:p text:style-name="P1">KNeighborsRegressor_train R^2 score: 1.000</text:p>
      <text:p text:style-name="P17">KNeighborsRegressor_valid R^2 score: 0.999</text:p>
      <text:p text:style-name="P17">KNeighborsRegressor_train RMSE score: 0.000</text:p>
      <text:p text:style-name="P17">KNeighborsRegressor_valid RMSE score: 0.009</text:p>
      <text:p text:style-name="P1"/>
      <text:p text:style-name="P10"/>
      <text:p text:style-name="P10">50k</text:p>
      <text:p text:style-name="P1">KNeighborsRegressor_train R^2 score: 1.000</text:p>
      <text:p text:style-name="P17">KNeighborsRegressor_valid R^2 score: 0.999</text:p>
      <text:p text:style-name="P17">KNeighborsRegressor_train RMSE score: 0.000</text:p>
      <text:p text:style-name="P17">KNeighborsRegressor_valid RMSE score: 0.009</text:p>
      <text:p text:style-name="P1"/>
      <text:p text:style-name="P10"/>
      <text:p text:style-name="P10"/>
      <text:p text:style-name="P11">1k</text:p>
      <text:p text:style-name="P3">GradientBoostingRegressor R^2 score: 1.000</text:p>
      <text:p text:style-name="P17">GradientBoostingRegressor R^2 score: 0.961</text:p>
      <text:p text:style-name="P17">GradientBoostingRegressor RMSE score: 0.005</text:p>
      <text:p text:style-name="P17">GradientBoostingRegressor RMSE score: 0.057</text:p>
      <text:p text:style-name="P3"/>
      <text:p text:style-name="P11"/>
      <text:p text:style-name="P11">5k</text:p>
      <text:p text:style-name="P3">GradientBoostingRegressor R^2 score: 1.000</text:p>
      <text:p text:style-name="P17">GradientBoostingRegressor R^2 score: 0.988</text:p>
      <text:p text:style-name="P17">GradientBoostingRegressor RMSE score: 0.005</text:p>
      <text:p text:style-name="P17">GradientBoostingRegressor RMSE score: 0.032</text:p>
      <text:p text:style-name="P3"><text:soft-page-break/></text:p>
      <text:p text:style-name="P11"/>
      <text:p text:style-name="P12">10k</text:p>
      <text:p text:style-name="P4">GradientBoostingRegressor R^2 score: 1.000</text:p>
      <text:p text:style-name="P17">GradientBoostingRegressor R^2 score: 0.994</text:p>
      <text:p text:style-name="P17">GradientBoostingRegressor RMSE score: 0.006</text:p>
      <text:p text:style-name="P17">GradientBoostingRegressor RMSE score: 0.022</text:p>
      <text:p text:style-name="P4"/>
      <text:p text:style-name="P12"/>
      <text:p text:style-name="P12">15k</text:p>
      <text:p text:style-name="P4">GradientBoostingRegressor R^2 score: 1.000</text:p>
      <text:p text:style-name="P17">GradientBoostingRegressor R^2 score: 0.996</text:p>
      <text:p text:style-name="P17">GradientBoostingRegressor RMSE score: 0.006</text:p>
      <text:p text:style-name="P17">GradientBoostingRegressor RMSE score: 0.019</text:p>
      <text:p text:style-name="P4"/>
      <text:p text:style-name="P12"/>
      <text:p text:style-name="P12">20k</text:p>
      <text:p text:style-name="P4">GradientBoostingRegressor R^2 score: 1.000</text:p>
      <text:p text:style-name="P17">GradientBoostingRegressor R^2 score: 0.997</text:p>
      <text:p text:style-name="P17">GradientBoostingRegressor RMSE score: 0.005</text:p>
      <text:p text:style-name="P17">GradientBoostingRegressor RMSE score: 0.017</text:p>
      <text:p text:style-name="P4"/>
      <text:p text:style-name="P12"/>
      <text:p text:style-name="P12">25k</text:p>
      <text:p text:style-name="P4">GradientBoostingRegressor R^2 score: 1.000</text:p>
      <text:p text:style-name="P17">GradientBoostingRegressor R^2 score: 0.997</text:p>
      <text:p text:style-name="P17">GradientBoostingRegressor RMSE score: 0.006</text:p>
      <text:p text:style-name="P17">GradientBoostingRegressor RMSE score: 0.016</text:p>
      <text:p text:style-name="P4"/>
      <text:p text:style-name="P12"/>
      <text:p text:style-name="P12">30k</text:p>
      <text:p text:style-name="P4">GradientBoostingRegressor R^2 score: 1.000</text:p>
      <text:p text:style-name="P17">GradientBoostingRegressor R^2 score: 0.997</text:p>
      <text:p text:style-name="P17">GradientBoostingRegressor RMSE score: 0.006</text:p>
      <text:p text:style-name="P17">GradientBoostingRegressor RMSE score: 0.015</text:p>
      <text:p text:style-name="P4"/>
      <text:p text:style-name="P12"/>
      <text:p text:style-name="P12">35k</text:p>
      <text:p text:style-name="P4">GradientBoostingRegressor R^2 score: 1.000</text:p>
      <text:p text:style-name="P17">GradientBoostingRegressor R^2 score: 0.998</text:p>
      <text:p text:style-name="P17">GradientBoostingRegressor RMSE score: 0.006</text:p>
      <text:p text:style-name="P17">GradientBoostingRegressor RMSE score: 0.014</text:p>
      <text:p text:style-name="P4"/>
      <text:p text:style-name="P12"/>
      <text:p text:style-name="P12">40k</text:p>
      <text:p text:style-name="P4">GradientBoostingRegressor R^2 score: 1.000</text:p>
      <text:p text:style-name="P17">GradientBoostingRegressor R^2 score: 0.998</text:p>
      <text:p text:style-name="P17">GradientBoostingRegressor RMSE score: 0.006</text:p>
      <text:p text:style-name="P17">GradientBoostingRegressor RMSE score: 0.014</text:p>
      <text:p text:style-name="P4"/>
      <text:p text:style-name="P12"/>
      <text:p text:style-name="P12">45k</text:p>
      <text:p text:style-name="P4">GradientBoostingRegressor R^2 score: 1.000</text:p>
      <text:p text:style-name="P17">GradientBoostingRegressor R^2 score: 0.998</text:p>
      <text:p text:style-name="P17">GradientBoostingRegressor RMSE score: 0.006</text:p>
      <text:p text:style-name="P17">GradientBoostingRegressor RMSE score: 0.013</text:p>
      <text:p text:style-name="P4"><text:soft-page-break/></text:p>
      <text:p text:style-name="P12"/>
      <text:p text:style-name="P12">50k</text:p>
      <text:p text:style-name="P4">GradientBoostingRegressor R^2 score: 0.999</text:p>
      <text:p text:style-name="P17">GradientBoostingRegressor R^2 score: 0.998</text:p>
      <text:p text:style-name="P17">GradientBoostingRegressor RMSE score: 0.007</text:p>
      <text:p text:style-name="P17">GradientBoostingRegressor RMSE score: 0.013</text:p>
      <text:p text:style-name="P4"/>
      <text:p text:style-name="P12"/>
      <text:p text:style-name="P13">1k</text:p>
      <text:p text:style-name="P2">Linear Regression train r2: 0.937</text:p>
      <text:p text:style-name="P17">Linear Regression test r2: 0.939</text:p>
      <text:p text:style-name="P17">Linear Regression train RMSE: 0.072</text:p>
      <text:p text:style-name="P17">Linear Regression test RMSE: 0.071</text:p>
      <text:p text:style-name="P2"/>
      <text:p text:style-name="P2"/>
      <text:p text:style-name="P2"/>
      <text:p text:style-name="P2"/>
      <text:p text:style-name="P13"/>
      <text:p text:style-name="P13">5k</text:p>
      <text:p text:style-name="P2">Linear Regression train r2: 0.939</text:p>
      <text:p text:style-name="P17">Linear Regression test r2: 0.939</text:p>
      <text:p text:style-name="P17">Linear Regression train RMSE: 0.072</text:p>
      <text:p text:style-name="P17">Linear Regression test RMSE: 0.071</text:p>
      <text:p text:style-name="P2"/>
      <text:p text:style-name="P13"/>
      <text:p text:style-name="P13">10k</text:p>
      <text:p text:style-name="P2">Linear Regression train r2: 0.937</text:p>
      <text:p text:style-name="P17">Linear Regression test r2: 0.942</text:p>
      <text:p text:style-name="P17">Linear Regression train RMSE: 0.072</text:p>
      <text:p text:style-name="P17">Linear Regression test RMSE: 0.070</text:p>
      <text:p text:style-name="P2"/>
      <text:p text:style-name="P13"/>
      <text:p text:style-name="P13">15k</text:p>
      <text:p text:style-name="P2">Linear Regression train r2: 0.938</text:p>
      <text:p text:style-name="P17">Linear Regression test r2: 0.939</text:p>
      <text:p text:style-name="P17">Linear Regression train RMSE: 0.072</text:p>
      <text:p text:style-name="P17">Linear Regression test RMSE: 0.071</text:p>
      <text:p text:style-name="P2"/>
      <text:p text:style-name="P13"/>
      <text:p text:style-name="P13">20k</text:p>
      <text:p text:style-name="P2">Linear Regression train r2: 0.939</text:p>
      <text:p text:style-name="P17">Linear Regression test r2: 0.937</text:p>
      <text:p text:style-name="P17">Linear Regression train RMSE: 0.072</text:p>
      <text:p text:style-name="P17">Linear Regression test RMSE: 0.073</text:p>
      <text:p text:style-name="P2"/>
      <text:p text:style-name="P13"/>
      <text:p text:style-name="P13">25k</text:p>
      <text:p text:style-name="P2">Linear Regression train r2: 0.938</text:p>
      <text:p text:style-name="P17">Linear Regression test r2: 0.939</text:p>
      <text:p text:style-name="P17">Linear Regression train RMSE: 0.072</text:p>
      <text:p text:style-name="P17">Linear Regression test RMSE: 0.072</text:p>
      <text:p text:style-name="P2"/>
      <text:p text:style-name="P13"/>
      <text:p text:style-name="P13">30k</text:p>
      <text:p text:style-name="P2">Linear Regression train r2: 0.939</text:p>
      <text:p text:style-name="P17"><text:soft-page-break/>Linear Regression test r2: 0.938</text:p>
      <text:p text:style-name="P17">Linear Regression train RMSE: 0.072</text:p>
      <text:p text:style-name="P17">Linear Regression test RMSE: 0.072</text:p>
      <text:p text:style-name="P2"/>
      <text:p text:style-name="P13"/>
      <text:p text:style-name="P13">35k</text:p>
      <text:p text:style-name="P2">Linear Regression train r2: 0.939</text:p>
      <text:p text:style-name="P17">Linear Regression test r2: 0.938</text:p>
      <text:p text:style-name="P17">Linear Regression train RMSE: 0.072</text:p>
      <text:p text:style-name="P17">Linear Regression test RMSE: 0.072</text:p>
      <text:p text:style-name="P2"/>
      <text:p text:style-name="P13"/>
      <text:p text:style-name="P13">40k</text:p>
      <text:p text:style-name="P2">Linear Regression train r2: 0.938</text:p>
      <text:p text:style-name="P17">Linear Regression test r2: 0.940</text:p>
      <text:p text:style-name="P17">Linear Regression train RMSE: 0.072</text:p>
      <text:p text:style-name="P17">Linear Regression test RMSE: 0.071</text:p>
      <text:p text:style-name="P2"/>
      <text:p text:style-name="P13"/>
      <text:p text:style-name="P13">45k</text:p>
      <text:p text:style-name="P2">Linear Regression train r2: 0.938</text:p>
      <text:p text:style-name="P17">Linear Regression test r2: 0.939</text:p>
      <text:p text:style-name="P17">Linear Regression train RMSE: 0.072</text:p>
      <text:p text:style-name="P17">Linear Regression test RMSE: 0.072</text:p>
      <text:p text:style-name="P2"/>
      <text:p text:style-name="P13"/>
      <text:p text:style-name="P13">50k</text:p>
      <text:p text:style-name="P2">Linear Regression train r2: 0.939</text:p>
      <text:p text:style-name="P17">Linear Regression test r2: 0.939</text:p>
      <text:p text:style-name="P17">Linear Regression train RMSE: 0.071</text:p>
      <text:p text:style-name="P17">Linear Regression test RMSE: 0.072</text:p>
      <text:p text:style-name="P2"/>
      <text:p text:style-name="P13"/>
      <text:p text:style-name="P14">1k</text:p>
      <text:p text:style-name="P5">RandomForestRegressor_train R^2 score: 0.976</text:p>
      <text:p text:style-name="P17">RandomForestRegressor_valid R^2 score: 0.937</text:p>
      <text:p text:style-name="P17">RandomForestRegressor_train RMSE score: 0.045</text:p>
      <text:p text:style-name="P17">RandomForestRegressor_valid RMSE score: 0.072</text:p>
      <text:p text:style-name="P5"/>
      <text:p text:style-name="P14"/>
      <text:p text:style-name="P14">5k</text:p>
      <text:p text:style-name="P5">RandomForestRegressor_train R^2 score: 0.994</text:p>
      <text:p text:style-name="P17">RandomForestRegressor_valid R^2 score: 0.983</text:p>
      <text:p text:style-name="P17">RandomForestRegressor_train RMSE score: 0.023</text:p>
      <text:p text:style-name="P17">RandomForestRegressor_valid RMSE score: 0.038</text:p>
      <text:p text:style-name="P5"/>
      <text:p text:style-name="P14"/>
      <text:p text:style-name="P14">10k</text:p>
      <text:p text:style-name="P5">RandomForestRegressor_train R^2 score: 0.996</text:p>
      <text:p text:style-name="P17">RandomForestRegressor_valid R^2 score: 0.990</text:p>
      <text:p text:style-name="P17">RandomForestRegressor_train RMSE score: 0.017</text:p>
      <text:p text:style-name="P17">RandomForestRegressor_valid RMSE score: 0.029</text:p>
      <text:p text:style-name="P5"/>
      <text:p text:style-name="P14"/>
      <text:p text:style-name="P14">15k</text:p>
      <text:p text:style-name="P5">RandomForestRegressor_train R^2 score: 0.997</text:p>
      <text:p text:style-name="P17"><text:soft-page-break/>RandomForestRegressor_valid R^2 score: 0.992</text:p>
      <text:p text:style-name="P17">RandomForestRegressor_train RMSE score: 0.017</text:p>
      <text:p text:style-name="P17">RandomForestRegressor_valid RMSE score: 0.026</text:p>
      <text:p text:style-name="P5"/>
      <text:p text:style-name="P5"/>
      <text:p text:style-name="P14"/>
      <text:p text:style-name="P14">20k</text:p>
      <text:p text:style-name="P5">RandomForestRegressor_train R^2 score: 0.997</text:p>
      <text:p text:style-name="P17">RandomForestRegressor_valid R^2 score: 0.994</text:p>
      <text:p text:style-name="P17">RandomForestRegressor_train RMSE score: 0.016</text:p>
      <text:p text:style-name="P17">RandomForestRegressor_valid RMSE score: 0.023</text:p>
      <text:p text:style-name="P5"/>
      <text:p text:style-name="P14"/>
      <text:p text:style-name="P14">25k</text:p>
      <text:p text:style-name="P5">RandomForestRegressor_train R^2 score: 0.997</text:p>
      <text:p text:style-name="P17">RandomForestRegressor_valid R^2 score: 0.994</text:p>
      <text:p text:style-name="P17">RandomForestRegressor_train RMSE score: 0.016</text:p>
      <text:p text:style-name="P17">RandomForestRegressor_valid RMSE score: 0.021</text:p>
      <text:p text:style-name="P5"/>
      <text:p text:style-name="P14"/>
      <text:p text:style-name="P14">30k</text:p>
      <text:p text:style-name="P5">RandomForestRegressor_train R^2 score: 0.997</text:p>
      <text:p text:style-name="P17">RandomForestRegressor_valid R^2 score: 0.995</text:p>
      <text:p text:style-name="P17">RandomForestRegressor_train RMSE score: 0.016</text:p>
      <text:p text:style-name="P17">RandomForestRegressor_valid RMSE score: 0.021</text:p>
      <text:p text:style-name="P5"/>
      <text:p text:style-name="P14"/>
      <text:p text:style-name="P14">35k</text:p>
      <text:p text:style-name="P5">RandomForestRegressor_train R^2 score: 0.997</text:p>
      <text:p text:style-name="P17">RandomForestRegressor_valid R^2 score: 0.995</text:p>
      <text:p text:style-name="P17">RandomForestRegressor_train RMSE score: 0.017</text:p>
      <text:p text:style-name="P17">RandomForestRegressor_valid RMSE score: 0.021</text:p>
      <text:p text:style-name="P5"/>
      <text:p text:style-name="P14"/>
      <text:p text:style-name="P14">40k</text:p>
      <text:p text:style-name="P5">RandomForestRegressor_train R^2 score: 0.997</text:p>
      <text:p text:style-name="P17">RandomForestRegressor_valid R^2 score: 0.995</text:p>
      <text:p text:style-name="P17">RandomForestRegressor_train RMSE score: 0.016</text:p>
      <text:p text:style-name="P17">RandomForestRegressor_valid RMSE score: 0.020</text:p>
      <text:p text:style-name="P5"/>
      <text:p text:style-name="P14"/>
      <text:p text:style-name="P14">45k</text:p>
      <text:p text:style-name="P5">RandomForestRegressor_train R^2 score: 0.997</text:p>
      <text:p text:style-name="P17">RandomForestRegressor_valid R^2 score: 0.995</text:p>
      <text:p text:style-name="P17">RandomForestRegressor_train RMSE score: 0.016</text:p>
      <text:p text:style-name="P17">RandomForestRegressor_valid RMSE score: 0.020</text:p>
      <text:p text:style-name="P5"/>
      <text:p text:style-name="P14"/>
      <text:p text:style-name="P14">50k</text:p>
      <text:p text:style-name="P5">RandomForestRegressor_train R^2 score: 0.997</text:p>
      <text:p text:style-name="P17">RandomForestRegressor_valid R^2 score: 0.996</text:p>
      <text:p text:style-name="P17">RandomForestRegressor_train RMSE score: 0.015</text:p>
      <text:p text:style-name="P17">RandomForestRegressor_valid RMSE score: 0.019</text:p>
      <text:p text:style-name="P5"/>
      <text:p text:style-name="P5"/>
      <text:p text:style-name="P14"/>
      <text:p text:style-name="P15"><text:soft-page-break/>1k </text:p>
      <text:p text:style-name="P7">DecisionTreeRegressor_train R^2 score: 0.998</text:p>
      <text:p text:style-name="P17">DecisionTreeRegressor_valid R^2 score: 0.862</text:p>
      <text:p text:style-name="P17">DecisionTreeRegressor_train RMSE score: 0.012</text:p>
      <text:p text:style-name="P17">DecisionTreeRegressor_valid RMSE score: 0.107</text:p>
      <text:p text:style-name="P7"/>
      <text:p text:style-name="P15"/>
      <text:p text:style-name="P15">5k</text:p>
      <text:p text:style-name="P7">DecisionTreeRegressor_train R^2 score: 1.000</text:p>
      <text:p text:style-name="P17">DecisionTreeRegressor_valid R^2 score: 0.976</text:p>
      <text:p text:style-name="P17">DecisionTreeRegressor_train RMSE score: 0.006</text:p>
      <text:p text:style-name="P17">DecisionTreeRegressor_valid RMSE score: 0.045</text:p>
      <text:p text:style-name="P7"/>
      <text:p text:style-name="P15"/>
      <text:p text:style-name="P15">10k</text:p>
      <text:p text:style-name="P7">DecisionTreeRegressor_train R^2 score: 1.000</text:p>
      <text:p text:style-name="P17">DecisionTreeRegressor_valid R^2 score: 0.985</text:p>
      <text:p text:style-name="P17">DecisionTreeRegressor_train RMSE score: 0.004</text:p>
      <text:p text:style-name="P17">DecisionTreeRegressor_valid RMSE score: 0.035</text:p>
      <text:p text:style-name="P7"/>
      <text:p text:style-name="P15"/>
      <text:p text:style-name="P15">15k</text:p>
      <text:p text:style-name="P7">DecisionTreeRegressor_train R^2 score: 1.000</text:p>
      <text:p text:style-name="P17">DecisionTreeRegressor_valid R^2 score: 0.989</text:p>
      <text:p text:style-name="P17">DecisionTreeRegressor_train RMSE score: 0.005</text:p>
      <text:p text:style-name="P17">DecisionTreeRegressor_valid RMSE score: 0.030</text:p>
      <text:p text:style-name="P7"/>
      <text:p text:style-name="P15"/>
      <text:p text:style-name="P15">20k</text:p>
      <text:p text:style-name="P7">DecisionTreeRegressor_train R^2 score: 0.998</text:p>
      <text:p text:style-name="P17">DecisionTreeRegressor_valid R^2 score: 0.991</text:p>
      <text:p text:style-name="P17">DecisionTreeRegressor_train RMSE score: 0.012</text:p>
      <text:p text:style-name="P17">DecisionTreeRegressor_valid RMSE score: 0.028</text:p>
      <text:p text:style-name="P7"/>
      <text:p text:style-name="P15"/>
      <text:p text:style-name="P16">25k</text:p>
      <text:p text:style-name="P8">DecisionTreeRegressor_train R^2 score: 0.998</text:p>
      <text:p text:style-name="P17">DecisionTreeRegressor_valid R^2 score: 0.990</text:p>
      <text:p text:style-name="P17">DecisionTreeRegressor_train RMSE score: 0.014</text:p>
      <text:p text:style-name="P17">DecisionTreeRegressor_valid RMSE score: 0.029</text:p>
      <text:p text:style-name="P8"/>
      <text:p text:style-name="P16"/>
      <text:p text:style-name="P16">30k</text:p>
      <text:p text:style-name="P8">DecisionTreeRegressor_train R^2 score: 0.998</text:p>
      <text:p text:style-name="P17">DecisionTreeRegressor_valid R^2 score: 0.991</text:p>
      <text:p text:style-name="P17">DecisionTreeRegressor_train RMSE score: 0.014</text:p>
      <text:p text:style-name="P17">DecisionTreeRegressor_valid RMSE score: 0.027</text:p>
      <text:p text:style-name="P8"/>
      <text:p text:style-name="P8"/>
      <text:p text:style-name="P8"/>
      <text:p text:style-name="P16"/>
      <text:p text:style-name="P16">35k</text:p>
      <text:p text:style-name="P8">DecisionTreeRegressor_train R^2 score: 0.998</text:p>
      <text:p text:style-name="P17">DecisionTreeRegressor_valid R^2 score: 0.993</text:p>
      <text:p text:style-name="P17">DecisionTreeRegressor_train RMSE score: 0.013</text:p>
      <text:p text:style-name="P17">DecisionTreeRegressor_valid RMSE score: 0.025</text:p>
      <text:p text:style-name="P8"><text:soft-page-break/></text:p>
      <text:p text:style-name="P16"/>
      <text:p text:style-name="P16">40k</text:p>
      <text:p text:style-name="P8">DecisionTreeRegressor_train R^2 score: 0.995</text:p>
      <text:p text:style-name="P17">DecisionTreeRegressor_valid R^2 score: 0.991</text:p>
      <text:p text:style-name="P17">DecisionTreeRegressor_train RMSE score: 0.020</text:p>
      <text:p text:style-name="P17">DecisionTreeRegressor_valid RMSE score: 0.027</text:p>
      <text:p text:style-name="P8"/>
      <text:p text:style-name="P16"/>
      <text:p text:style-name="P16">45k</text:p>
      <text:p text:style-name="P8">DecisionTreeRegressor_train R^2 score: 0.997</text:p>
      <text:p text:style-name="P17">DecisionTreeRegressor_valid R^2 score: 0.992</text:p>
      <text:p text:style-name="P17">DecisionTreeRegressor_train RMSE score: 0.017</text:p>
      <text:p text:style-name="P17">DecisionTreeRegressor_valid RMSE score: 0.025</text:p>
      <text:p text:style-name="P8"/>
      <text:p text:style-name="P16"/>
      <text:p text:style-name="P16">50k</text:p>
      <text:p text:style-name="P8">DecisionTreeRegressor_train R^2 score: 0.996</text:p>
      <text:p text:style-name="P17">DecisionTreeRegressor_valid R^2 score: 0.992</text:p>
      <text:p text:style-name="P17">DecisionTreeRegressor_train RMSE score: 0.017</text:p>
      <text:p text:style-name="P17">DecisionTreeRegressor_valid RMSE score: 0.025</text:p>
      <text:p text:style-name="P8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12:59:24.185037246</meta:creation-date>
    <meta:generator>LibreOffice/6.4.7.2$Linux_X86_64 LibreOffice_project/40$Build-2</meta:generator>
    <dc:date>2023-05-23T15:06:55.883617183</dc:date>
    <meta:editing-duration>PT7H29M50S</meta:editing-duration>
    <meta:editing-cycles>14</meta:editing-cycles>
    <meta:print-date>2023-05-23T15:07:31.856942433</meta:print-date>
    <meta:document-statistic meta:table-count="0" meta:image-count="0" meta:object-count="0" meta:page-count="9" meta:paragraph-count="330" meta:word-count="1210" meta:character-count="11145" meta:non-whitespace-character-count="10262"/>
  </office:meta>
</office:document-meta>
</file>